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_20_1-notes">
      <style:graphic-properties draw:fill-color="#ffffff" fo:min-height="13.364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r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GIT - GITHU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>
        <draw:custom-shape draw:name="ZoneTexte 1" draw:style-name="gr2" draw:text-style-name="P2" draw:layer="layout" svg:width="21.401cm" svg:height="1.267cm" svg:x="1.899cm" svg:y="1.124cm">
          <text:p text:style-name="P3"><text:span text:style-name="T2">Installation de Git sur PC : </text:span></text:p>
          <draw:enhanced-geometry svg:viewBox="0 0 21600 21600" draw:type="rectangle" draw:enhanced-path="M 0 0 L 21600 0 21600 21600 0 21600 0 0 Z N"/>
        </draw:custom-shape>
        <draw:custom-shape draw:name="ZoneTexte 2" draw:style-name="gr2" draw:text-style-name="P2" draw:layer="layout" svg:width="21.401cm" svg:height="13.967cm" svg:x="1.899cm" svg:y="3.124cm">
          <text:p text:style-name="P3"><text:span text:style-name="T3">Configuration de git</text:span></text:p>
          <text:p text:style-name="P3"><text:span text:style-name="T4">Git config –global user.name « prénom nom »</text:span></text:p>
          <text:p text:style-name="P3"><text:span text:style-name="T4">Git config –global user.email « votre email »</text:span></text:p>
          <text:p text:style-name="P3"><text:span text:style-name="T5"/></text:p>
          <text:p text:style-name="P3"><text:span text:style-name="T3">Dans le dossier concerné</text:span></text:p>
          <text:p text:style-name="P3"><text:span text:style-name="T4"> </text:span><text:span text:style-name="T4">git init</text:span></text:p>
          <text:p text:style-name="P3"><text:span text:style-name="T5"/></text:p>
          <text:p text:style-name="P3"><text:span text:style-name="T4">Git status </text:span><text:span text:style-name="T5">-&gt; voir les fichiers non ajoutés ou commités</text:span></text:p>
          <text:p text:style-name="P3"><text:span text:style-name="T4">Git add nomfichier </text:span><text:span text:style-name="T5">-&gt; ajouter un fichier </text:span></text:p>
          <text:p text:style-name="P3"><text:span text:style-name="T4">Git commit –m « description » </text:span><text:span text:style-name="T5">-&gt; envoyer le fichier sur github avec infos</text:span></text:p>
          <text:p text:style-name="P3"><text:span text:style-name="T4">Git log</text:span><text:span text:style-name="T5"> -&gt; voir tous les commit</text:span></text:p>
          <text:p text:style-name="P3"><text:span text:style-name="T4"/></text:p>
          <text:p text:style-name="P3"><text:span text:style-name="T3">Connexion, dépôt et recupération</text:span></text:p>
          <text:p text:style-name="P3"><text:span text:style-name="T4">Git remote add origine https:… </text:span><text:span text:style-name="T5">-&gt; connexion au dépôt git</text:span></text:p>
          <text:p text:style-name="P3"><text:span text:style-name="T4">Git push origin master </text:span><text:span text:style-name="T5">-&gt; dépôt</text:span></text:p>
          <text:p text:style-name="P3"><text:span text:style-name="T4">Git pull origine master </text:span><text:span text:style-name="T5">-&gt; récupération d’un git</text:span></text:p>
          <text:p text:style-name="P3"><text:span text:style-name="T5"/></text:p>
          <text:p text:style-name="P3"><text:span text:style-name="T4">Git diff </text:span><text:span text:style-name="T5">-&gt; différence entre les changemen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Titr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quez pour éditer le format du texte-titreModifiez le style du titre</text:span></text:p>
        </draw:text-box>
      </draw:frame>
      <draw:frame draw:name="Espace réservé de la date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1-12-28">28/12/2021</text:date></text:span></text:p>
        </draw:text-box>
      </draw:frame>
      <draw:frame draw:name="Espace réservé du pied de page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Espace réservé de la date 1" presentation:style-name="Mpr5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1-12-28">28/12/2021</text:date></text:span></text:p>
        </draw:text-box>
      </draw:frame>
      <draw:frame draw:name="Espace réservé du pied de page 2" presentation:style-name="Mpr5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3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presentation:style-name="Standard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12-28T16:28:06.63</dc:date>
    <dc:creator>afci forma dev web et web mobile</dc:creator>
    <meta:document-statistic meta:object-count="39"/>
    <meta:generator>OpenOffice/4.1.10$Win32 OpenOffice.org_project/4110m2$Build-9807</meta:generator>
  </office:meta>
</office:document-meta>
</file>